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</style:style>
    <style:style style:name="P5" style:family="paragraph" style:parent-style-name="Text_20_body">
      <style:paragraph-properties fo:margin-top="0cm" fo:margin-bottom="0.353cm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top="0cm" fo:margin-bottom="0.353cm" loext:contextual-spacing="false" fo:line-height="138%" style:writing-mode="lr-tb"/>
    </style:style>
    <style:style style:name="P7" style:family="paragraph" style:parent-style-name="Text_20_body">
      <style:paragraph-properties fo:margin-top="0.564cm" fo:margin-bottom="0cm" loext:contextual-spacing="false" fo:line-height="138%" style:writing-mode="lr-tb"/>
    </style:style>
    <style:style style:name="P8" style:family="paragraph" style:parent-style-name="Heading_20_1">
      <loext:graphic-properties draw:fill="solid" draw:fill-color="#f5f6fa" draw:opacity="100%"/>
      <style:paragraph-properties fo:margin-top="0cm" fo:margin-bottom="0cm" loext:contextual-spacing="false" fo:line-height="154%" fo:background-color="#f5f6fa" fo:padding="0cm" fo:border="none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14" style:text-line-through-style="none" style:text-line-through-type="none" style:text-underline-style="none" fo:font-weight="normal" style:text-blinking="false" fo:background-color="transparent" loext:char-shading-value="0"/>
    </style:style>
    <style:style style:name="T6" style:family="text">
      <style:text-properties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2"><text:bookmark text:name="docs-internal-guid-8c5c789e-7fff-8126-1273-75bfa2e3746d"/>Atalhos c#</text:p>
      <text:p text:style-name="P4"><text:a xlink:type="simple" xlink:href="https://docs.microsoft.com/pt-br/visualstudio/ide/visual-csharp-code-snippets?view=vs-2019" text:style-name="Internet_20_link" text:visited-style-name="Visited_20_Internet_20_Link"><text:span text:style-name="T1">https://docs.microsoft.com/pt-br/visualstudio/ide/visual-csharp-code-snippets?view=vs-2019</text:span></text:a></text:p>
      <text:p text:style-name="Text_20_body"/>
      <text:h text:style-name="P8" text:outline-level="1"><text:a xlink:type="simple" xlink:href="https://www.brunobrito.net.br/domain-driven-design/" text:style-name="Internet_20_link" text:visited-style-name="Visited_20_Internet_20_Link"><text:span text:style-name="T3">Domain-Driven Design - Conceitos básicos</text:span></text:a></text:h>
      <text:p text:style-name="P4"><text:a xlink:type="simple" xlink:href="https://www.brunobrito.net.br/domain-driven-design/" text:style-name="Internet_20_link" text:visited-style-name="Visited_20_Internet_20_Link"><text:span text:style-name="T1">https://www.brunobrito.net.br/domain-driven-design/</text:span></text:a></text:p>
      <text:h text:style-name="P8" text:outline-level="1"><text:a xlink:type="simple" xlink:href="https://www.lambda3.com.br/2017/10/desmistificando-o-ddd/" text:style-name="Internet_20_link" text:visited-style-name="Visited_20_Internet_20_Link"><text:span text:style-name="T3">Desmistificando o DDD</text:span></text:a></text:h>
      <text:p text:style-name="P4"><text:a xlink:type="simple" xlink:href="https://www.lambda3.com.br/2017/10/desmistificando-o-ddd/" text:style-name="Internet_20_link" text:visited-style-name="Visited_20_Internet_20_Link"><text:span text:style-name="T1">https://www.lambda3.com.br/2017/10/desmistificando-o-ddd/</text:span></text:a></text:p>
      <text:p text:style-name="Text_20_body"/>
      <text:p text:style-name="P2">Módulo 1</text:p>
      <text:p text:style-name="Text_20_body"/>
      <text:p text:style-name="P5">Primeiros passos</text:p>
      <text:p text:style-name="P4"><text:a xlink:type="simple" xlink:href="https://docs.microsoft.com/pt-br/learn/paths/csharp-first-steps/" text:style-name="Internet_20_link" text:visited-style-name="Visited_20_Internet_20_Link"><text:span text:style-name="T1">https://docs.microsoft.com/pt-br/learn/paths/csharp-first-steps/</text:span></text:a></text:p>
      <text:p text:style-name="P7"><text:span text:style-name="T2">História C#</text:span><text:a xlink:type="simple" xlink:href="https://docs.microsoft.com/en-us/dotnet/csharp/whats-new/csharp-version-history" text:style-name="Internet_20_link" text:visited-style-name="Visited_20_Internet_20_Link"><text:span text:style-name="T4"> </text:span></text:a></text:p>
      <text:p text:style-name="P7"><text:a xlink:type="simple" xlink:href="https://docs.microsoft.com/en-us/dotnet/csharp/whats-new/csharp-version-history" text:style-name="Internet_20_link" text:visited-style-name="Visited_20_Internet_20_Link"><text:span text:style-name="T1">https://docs.microsoft.com/en-us/dotnet/csharp/whats-new/csharp-version-history</text:span></text:a></text:p>
      <text:p text:style-name="P7"><text:span text:style-name="T2">História C#</text:span><text:a xlink:type="simple" xlink:href="https://executecommands.com/csharp-version-history/" text:style-name="Internet_20_link" text:visited-style-name="Visited_20_Internet_20_Link"><text:span text:style-name="T4"> </text:span></text:a></text:p>
      <text:p text:style-name="P7"><text:a xlink:type="simple" xlink:href="https://executecommands.com/csharp-version-history/" text:style-name="Internet_20_link" text:visited-style-name="Visited_20_Internet_20_Link"><text:span text:style-name="T1">https://executecommands.com/csharp-version-history/</text:span></text:a></text:p>
      <text:p text:style-name="P7"><text:span text:style-name="T2">C# Versões</text:span><text:a xlink:type="simple" xlink:href="https://docs.microsoft.com/en-us/dotnet/csharp/whats-new/csharp-8" text:style-name="Internet_20_link" text:visited-style-name="Visited_20_Internet_20_Link"><text:span text:style-name="T4"> </text:span></text:a></text:p>
      <text:p text:style-name="P7"><text:a xlink:type="simple" xlink:href="https://docs.microsoft.com/en-us/dotnet/csharp/whats-new/csharp-8" text:style-name="Internet_20_link" text:visited-style-name="Visited_20_Internet_20_Link"><text:span text:style-name="T1">https://docs.microsoft.com/en-us/dotnet/csharp/whats-new/csharp-8</text:span></text:a></text:p>
      <text:p text:style-name="P7"><text:span text:style-name="T2">Operador ternário</text:span><text:a xlink:type="simple" xlink:href="http://www.macoratti.net/14/11/c_tern1.htm" text:style-name="Internet_20_link" text:visited-style-name="Visited_20_Internet_20_Link"><text:span text:style-name="T5"> </text:span></text:a></text:p>
      <text:p text:style-name="P7"><text:a xlink:type="simple" xlink:href="http://www.macoratti.net/14/11/c_tern1.htm" text:style-name="Internet_20_link" text:visited-style-name="Visited_20_Internet_20_Link"><text:span text:style-name="T1">http://www.macoratti.net/14/11/c_tern1.htm</text:span></text:a></text:p>
      <text:p text:style-name="Text_20_body"/>
      <text:p text:style-name="P5">Operadores Lógicos</text:p>
      <text:p text:style-name="P6"><text:a xlink:type="simple" xlink:href="https://www.devmedia.com.br/tipos-de-operadores-do-csharp/18873" text:style-name="Internet_20_link" text:visited-style-name="Visited_20_Internet_20_Link"><text:span text:style-name="T1">https://www.devmedia.com.br/tipos-de-operadores-do-csharp/18873</text:span></text:a></text:p>
      <text:p text:style-name="P5">Variáveis</text:p>
      <text:p text:style-name="P6"><text:a xlink:type="simple" xlink:href="https://www.devmedia.com.br/introducao-a-variaveis-e-constantes-no-csharp/29629" text:style-name="Internet_20_link" text:visited-style-name="Visited_20_Internet_20_Link"><text:span text:style-name="T1">https://www.devmedia.com.br/introducao-a-variaveis-e-constantes-no-csharp/29629</text:span></text:a></text:p>
      <text:p text:style-name="P5">Tipos</text:p>
      <text:p text:style-name="P6"><text:a xlink:type="simple" xlink:href="https://www.caelum.com.br/apostila-csharp-orientacao-objetos/variaveis-e-tipos-primitivos/#documentando-o-cdigo-atravs-de-comentrios" text:style-name="Internet_20_link" text:visited-style-name="Visited_20_Internet_20_Link"><text:span text:style-name="T1">https://www.caelum.com.br/apostila-csharp-orientacao-objetos/variaveis-e-tipos-primitivos/#documentando-o-cdigo-atravs-de-comentrios</text:span></text:a></text:p>
      <text:p text:style-name="P5"><text:soft-page-break/>Casts (int)</text:p>
      <text:p text:style-name="P6"><text:a xlink:type="simple" xlink:href="https://www.w3schools.com/cs/cs_type_casting.asp" text:style-name="Internet_20_link" text:visited-style-name="Visited_20_Internet_20_Link"><text:span text:style-name="T1">https://www.w3schools.com/cs/cs_type_casting.asp</text:span></text:a></text:p>
      <text:p text:style-name="P3"/>
      <text:p text:style-name="Text_20_body"/>
      <text:p text:style-name="P2"/>
      <text:p text:style-name="P1"><text:line-break/><text:line-break/><text:line-break/><text:line-break/><text:line-break/></text:p>
      <text:p text:style-name="P2">Módulo 2</text:p>
      <text:p text:style-name="P7"><text:span text:style-name="T2">Guia de programação C#</text:span><text:a xlink:type="simple" xlink:href="https://docs.microsoft.com/en-us/dotnet/csharp/programming-guide/" text:style-name="Internet_20_link" text:visited-style-name="Visited_20_Internet_20_Link"><text:span text:style-name="T4"> </text:span></text:a></text:p>
      <text:p text:style-name="P7"><text:a xlink:type="simple" xlink:href="https://docs.microsoft.com/en-us/dotnet/csharp/programming-guide/" text:style-name="Internet_20_link" text:visited-style-name="Visited_20_Internet_20_Link"><text:span text:style-name="T1">https://docs.microsoft.com/en-us/dotnet/csharp/programming-guide/</text:span></text:a></text:p>
      <text:p text:style-name="P7"><text:span text:style-name="T2">Modificadores de acesso</text:span><text:a xlink:type="simple" xlink:href="https://docs.microsoft.com/pt-br/dotnet/csharp/language-reference/keywords/accessibility-levels" text:style-name="Internet_20_link" text:visited-style-name="Visited_20_Internet_20_Link"><text:span text:style-name="T4"> </text:span></text:a></text:p>
      <text:p text:style-name="P7"><text:a xlink:type="simple" xlink:href="https://docs.microsoft.com/pt-br/dotnet/csharp/language-reference/keywords/accessibility-levels" text:style-name="Internet_20_link" text:visited-style-name="Visited_20_Internet_20_Link"><text:span text:style-name="T1">https://docs.microsoft.com/pt-br/dotnet/csharp/language-reference/keywords/accessibility-levels</text:span></text:a></text:p>
      <text:p text:style-name="Text_20_body"/>
      <text:p text:style-name="P5">POO - 4 pilares</text:p>
      <text:p text:style-name="P6"><text:a xlink:type="simple" xlink:href="https://www.devmedia.com.br/os-4-pilares-da-programacao-orientada-a-objetos/9264" text:style-name="Internet_20_link" text:visited-style-name="Visited_20_Internet_20_Link"><text:span text:style-name="T1">https://www.devmedia.com.br/os-4-pilares-da-programacao-orientada-a-objetos/9264</text:span></text:a></text:p>
      <text:p text:style-name="P5">Encapsulamento</text:p>
      <text:p text:style-name="P6"><text:a xlink:type="simple" xlink:href="https://www.devmedia.com.br/conceitos-encapsulamento-programacao-orientada-a-objetos/18702" text:style-name="Internet_20_link" text:visited-style-name="Visited_20_Internet_20_Link"><text:span text:style-name="T1">https://www.devmedia.com.br/conceitos-encapsulamento-programacao-orientada-a-objetos/18702</text:span></text:a></text:p>
      <text:p text:style-name="P5">Polimorfismo</text:p>
      <text:p text:style-name="P6"><text:a xlink:type="simple" xlink:href="https://www.devmedia.com.br/conceitos-e-exemplos-polimorfismo-programacao-orientada-a-objetos/18701" text:style-name="Internet_20_link" text:visited-style-name="Visited_20_Internet_20_Link"><text:span text:style-name="T1">https://www.devmedia.com.br/conceitos-e-exemplos-polimorfismo-programacao-orientada-a-objetos/18701</text:span></text:a></text:p>
      <text:p text:style-name="P7"><text:span text:style-name="T2">Interfaces</text:span><text:a xlink:type="simple" xlink:href="https://docs.microsoft.com/pt-br/dotnet/csharp/language-reference/keywords/interface" text:style-name="Internet_20_link" text:visited-style-name="Visited_20_Internet_20_Link"><text:span text:style-name="T4"> </text:span></text:a></text:p>
      <text:p text:style-name="P7"><text:a xlink:type="simple" xlink:href="https://docs.microsoft.com/pt-br/dotnet/csharp/language-reference/keywords/interface" text:style-name="Internet_20_link" text:visited-style-name="Visited_20_Internet_20_Link"><text:span text:style-name="T1">https://docs.microsoft.com/pt-br/dotnet/csharp/language-reference/keywords/interface</text:span></text:a></text:p>
      <text:p text:style-name="P6"><text:a xlink:type="simple" xlink:href="https://www.devmedia.com.br/interfaces-programacao-orientada-a-objetos/18695" text:style-name="Internet_20_link" text:visited-style-name="Visited_20_Internet_20_Link"><text:span text:style-name="T1">https://www.devmedia.com.br/interfaces-programacao-orientada-a-objetos/18695</text:span></text:a></text:p>
      <text:p text:style-name="P6"><text:a xlink:type="simple" xlink:href="http://www.macoratti.net/11/11/c_intf1.htm" text:style-name="Internet_20_link" text:visited-style-name="Visited_20_Internet_20_Link"><text:span text:style-name="T1">http://www.macoratti.net/11/11/c_intf1.htm</text:span></text:a></text:p>
      <text:p text:style-name="P6"><text:a xlink:type="simple" xlink:href="https://www.w3schools.com/cs/cs_interface.asp" text:style-name="Internet_20_link" text:visited-style-name="Visited_20_Internet_20_Link"><text:span text:style-name="T1">https://www.w3schools.com/cs/cs_interface.asp</text:span></text:a></text:p>
      <text:p text:style-name="P5"><text:soft-page-break/>Apostila de orientação a objetos </text:p>
      <text:p text:style-name="P6"><text:a xlink:type="simple" xlink:href="https://www.caelum.com.br/download/caelum-csharp-dotnet-fn13.pdf" text:style-name="Internet_20_link" text:visited-style-name="Visited_20_Internet_20_Link"><text:span text:style-name="T1">https://www.caelum.com.br/download/caelum-csharp-dotnet-fn13.pdf</text:span></text:a></text:p>
      <text:p text:style-name="P5">Virtual, Override e Modificador Sealed: Estrutura da Linguagem</text:p>
      <text:p text:style-name="P6"><text:a xlink:type="simple" xlink:href="https://www.devmedia.com.br/conceitos-e-exemplos-virtual-override-e-modificador-sealed-estrutura-da-linguagem/18876" text:style-name="Internet_20_link" text:visited-style-name="Visited_20_Internet_20_Link"><text:span text:style-name="T1">https://www.devmedia.com.br/conceitos-e-exemplos-virtual-override-e-modificador-sealed-estrutura-da-linguagem/18876</text:span></text:a></text:p>
      <text:p text:style-name="P5">Classes abstratas, classes seladas e Interfaces </text:p>
      <text:p text:style-name="P6"><text:a xlink:type="simple" xlink:href="https://www.devmedia.com.br/trabalhando-com-classes-abstratas-classes-seladas-e-interfaces-abstract-class-sealed-class-interface-classe-abstrata-classe-selada-interface/9548" text:style-name="Internet_20_link" text:visited-style-name="Visited_20_Internet_20_Link"><text:span text:style-name="T1">https://www.devmedia.com.br/trabalhando-com-classes-abstratas-classes-seladas-e-interfaces-abstract-class-sealed-class-interface-classe-abstrata-classe-selada-interface/9548</text:span></text:a></text:p>
      <text:p text:style-name="P5">Classes parciais, abstratas e seladas</text:p>
      <text:p text:style-name="P6"><text:a xlink:type="simple" xlink:href="https://medium.com/@wiliambuzatto/classes-parciais-abstratas-e-seladas-com-c-dd0b1c68ead4" text:style-name="Internet_20_link" text:visited-style-name="Visited_20_Internet_20_Link"><text:span text:style-name="T1">https://medium.com/@wiliambuzatto/classes-parciais-abstratas-e-seladas-com-c-dd0b1c68ead4</text:span></text:a></text:p>
      <text:p text:style-name="Text_20_body"><text:span text:style-name="T6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3T20:22:14.651000000</meta:creation-date>
    <dc:date>2020-05-23T20:23:02.413000000</dc:date>
    <meta:editing-duration>PT50S</meta:editing-duration>
    <meta:editing-cycles>1</meta:editing-cycles>
    <meta:document-statistic meta:table-count="0" meta:image-count="0" meta:object-count="0" meta:page-count="3" meta:paragraph-count="51" meta:word-count="93" meta:character-count="2422" meta:non-whitespace-character-count="2363"/>
    <meta:generator>LibreOffice/6.1.1.2$Windows_X86_64 LibreOffice_project/5d19a1bfa650b796764388cd8b33a5af1f5baa1b</meta:generator>
  </office:meta>
</office:document-meta>
</file>